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ÑA RAMOS JORGE LUI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70036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77859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RUJILLO GAMARRA, JHON BRAY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2590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7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774755</text:p>
          </table:table-cell>
          <table:table-cell table:style-name="Tabla2.A2" office:value-type="string">
            <text:p text:style-name="P7">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16:48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